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start" style:justify-single-word="false"/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8pt" style:font-size-asian="18pt" style:font-size-complex="18pt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position="0% 100%"/>
    </style:style>
    <style:style style:name="T5" style:family="text">
      <style:text-properties style:text-position="0% 100%" fo:font-weight="bold" style:font-weight-asian="bold" style:font-weight-complex="bold"/>
    </style:style>
    <style:style style:name="T6" style:family="text">
      <style:text-properties style:text-position="0% 100%" style:text-underline-style="solid" style:text-underline-width="auto" style:text-underline-color="font-color"/>
    </style:style>
    <style:style style:name="T7" style:family="text">
      <style:text-properties style:text-position="0% 100%" fo:font-style="italic" style:font-style-asian="italic" style:font-style-complex="italic"/>
    </style:style>
    <style:style style:name="T8" style:family="text">
      <style:text-properties style:text-position="0% 100%"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size="18pt" style:font-size-asian="18pt" style:font-size-complex="18pt"/>
    </style:style>
    <style:style style:name="T12" style:family="text">
      <style:text-properties fo:font-size="18pt" fo:font-weight="bold" style:font-size-asian="18pt" style:font-weight-asian="bold" style:font-size-complex="18pt" style:font-weight-complex="bold"/>
    </style:style>
    <style:style style:name="T13" style:family="text">
      <style:text-properties fo:font-size="18pt" fo:font-weight="normal" style:font-size-asian="18pt" style:font-weight-asian="normal" style:font-size-complex="18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appel de l'énoncé<text:span text:style-name="T2"> (succinct)</text:span></text:p>
      <text:p text:style-name="P1"/>
      <text:p text:style-name="P1"/>
      <text:p text:style-name="P1"/>
      <text:p text:style-name="P1">1) Les responsables d'un groupe de pizzerias en pleine expansion souhaitent améliorer leur système informatique suivant 3 axes principaux :</text:p>
      <text:p text:style-name="P1"/>
      <text:p text:style-name="P1"><text:tab/>a- <text:span text:style-name="T3">une centralisation de la gestion des pizzerias :</text:span><text:span text:style-name="T1"> </text:span></text:p>
      <text:p text:style-name="P1"><text:span text:style-name="T1"><text:tab/><text:tab/>- </text:span>faciliter les achats et la gestion des stocks d'ingrédients (pour les responsables et/ou <text:tab/><text:tab/>pour les pizzaiolos ?)</text:p>
      <text:p text:style-name="P1"><text:tab/><text:tab/>- gérer les livraisons des différentes pizzerias,</text:p>
      <text:p text:style-name="P1"><text:tab/><text:tab/>- créer un répertoire de recettes communes à toutes les pizzerias (avec liste des <text:tab/><text:tab/><text:tab/>ingrédients et les quantités à utiliser),</text:p>
      <text:p text:style-name="P1"/>
      <text:p text:style-name="P1"><text:tab/>b- <text:span text:style-name="T3">une meilleure gestion des commandes :</text:span> avec un suivi en temps réel des commandes - <text:tab/>réception (sur place, par téléphone et via le site), préparation, modification, livraison, <text:tab/>paiement (sur place ou sur le site)</text:p>
      <text:p text:style-name="P1"/>
      <text:p text:style-name="P1"><text:tab/>- </text:p>
      <text:p text:style-name="P1"/>
      <text:p text:style-name="P1"/>
      <text:p text:style-name="P1">- Gestion centralisée de toutes les pizzeria : qu'est ce que ça veut dire ? pour qui ?</text:p>
      <text:p text:style-name="P1">- Site internet pour la gestion des commandes clients en ligne</text:p>
      <text:p text:style-name="P1">- Gestion des préparations : commandes, ingrédients disponibles (correspondance "en pizzas"), aide-mémoire</text:p>
      <text:p text:style-name="P1">- Gestion des livraisons : optimiser les livraisons en fonctions de la localisation des clients, avertir de la livraison "en live" (application sur le téléphone ou par appel à la pizzeria ?)</text:p>
      <text:p text:style-name="P1"/>
      <text:p text:style-name="P1"/>
      <text:p text:style-name="P4">Énumération des "informations" :</text:p>
      <text:p text:style-name="P1"/>
      <text:p text:style-name="P1"><text:tab/><text:span text:style-name="T9">1)</text:span> 5 points de vente (pizzeria) existant et 3 nouveaux à venir dans les 6 mois,</text:p>
      <text:p text:style-name="P1"/>
      <text:p text:style-name="P1"><text:tab/>2) volonté d'une <text:span text:style-name="T9">gestion centralisée</text:span> de toutes les pizzerias : (qu'est ce que ça veut dire ?) les <text:tab/>responsables veulent voir l'évolution des commandes en temps réel pour chaque pizzeria, ils <text:tab/>veulent voir l'évolution des stocks en temps réel, voir les livraisons prévues et leur <text:tab/>localisation ... ?, et pour quoi faire à chaque fois (les stocks pour savoir si une pizzeria peut <text:tab/>dépanner une autre pizzeria en cas de pénurie ... ?)</text:p>
      <text:p text:style-name="P1"/>
      <text:p text:style-name="P1"><text:tab/>3) les livreurs doivent pouvoir indiquer "en live" que la <text:span text:style-name="T9">livraison a été effectuée</text:span>,</text:p>
      <text:p text:style-name="P1"/>
      <text:p text:style-name="P1"><text:tab/>4) Être plus efficace dans la <text:span text:style-name="T9">gestion des commandes</text:span> de leur réception à leur livraison en <text:tab/>passant par leur préparation,</text:p>
      <text:p text:style-name="P1"/>
      <text:p text:style-name="P1"><text:tab/><text:span text:style-name="T11">5) </text:span><text:span text:style-name="T12">Suivre les commandes</text:span><text:span text:style-name="T13"> </text:span><text:span text:style-name="T11">passées en préparation et en livraison, </text:span><text:span text:style-name="T13">en temps réel,</text:span></text:p>
      <text:p text:style-name="P5"/>
      <text:p text:style-name="P1"><text:tab/>6) <text:span text:style-name="T9">suivre le stock</text:span> d'ingrédients restant pour faire les pizzas, en temps réel,</text:p>
      <text:p text:style-name="P1"/>
      <text:p text:style-name="P1"><text:tab/>7) <text:span text:style-name="T5">proposer un site internet</text:span><text:span text:style-name="T4"> pour que </text:span><text:span text:style-name="T6">les clients</text:span><text:span text:style-name="T4"> puissent </text:span><text:span text:style-name="T8">passer une commande</text:span><text:span text:style-name="T4"> ou la <text:tab/></text:span><text:span text:style-name="T8">modifier</text:span><text:span text:style-name="T4">, et </text:span><text:span text:style-name="T8">payer</text:span><text:span text:style-name="T4"> en ligne,</text:span></text:p>
      <text:p text:style-name="P1"><text:span text:style-name="T4"/></text:p>
      <text:p text:style-name="P1"><text:span text:style-name="T4"><text:tab/>8) proposer un </text:span><text:span text:style-name="T5">aide-mémoire</text:span><text:span text:style-name="T4"> avec recettes aux pizzaiolos.</text:span></text:p>
      <text:p text:style-name="P1"><text:span text:style-name="T4"/></text:p>
      <text:p text:style-name="P1"><text:soft-page-break/><text:span text:style-name="T4"><text:tab/>9) ouverture des </text:span><text:span text:style-name="T5">3 nouvelles pizzerias</text:span><text:span text:style-name="T4"> dans 6 mois</text:span></text:p>
      <text:p text:style-name="P1"><text:span text:style-name="T4"/></text:p>
      <text:p text:style-name="P1"><text:span text:style-name="T4"><text:tab/>10) le projet doit être </text:span><text:span text:style-name="T5">fini dans 6 mois maximum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17cm" fo:margin-bottom="0.91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11-29T19:05:14.85</meta:creation-date>
    <dc:date>2020-11-29T22:34:33.62</dc:date>
    <meta:editing-duration>PT3H28M57S</meta:editing-duration>
    <meta:editing-cycles>14</meta:editing-cycles>
    <meta:generator>OpenOffice/4.1.7$Win32 OpenOffice.org_project/417m1$Build-9800</meta:generator>
    <meta:document-statistic meta:table-count="0" meta:image-count="0" meta:object-count="0" meta:page-count="2" meta:paragraph-count="23" meta:word-count="387" meta:character-count="2359"/>
  </office:meta>
</office:document-meta>
</file>